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9.53mm"/>
    </style:style>
    <style:style style:name="co5" style:family="table-column">
      <style:table-column-properties fo:break-before="auto" style:column-width="10.32mm"/>
    </style:style>
    <style:style style:name="co6" style:family="table-column">
      <style:table-column-properties fo:break-before="auto" style:column-width="10.58mm"/>
    </style:style>
    <style:style style:name="co7" style:family="table-column">
      <style:table-column-properties fo:break-before="auto" style:column-width="26.46mm"/>
    </style:style>
    <style:style style:name="co8" style:family="table-column">
      <style:table-column-properties fo:break-before="auto" style:column-width="25.93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101.34mm"/>
    </style:style>
    <style:style style:name="co11" style:family="table-column">
      <style:table-column-properties fo:break-before="auto" style:column-width="12.44mm"/>
    </style:style>
    <style:style style:name="co12" style:family="table-column">
      <style:table-column-properties fo:break-before="auto" style:column-width="9.26mm"/>
    </style:style>
    <style:style style:name="co13" style:family="table-column">
      <style:table-column-properties fo:break-before="auto" style:column-width="25.66mm"/>
    </style:style>
    <style:style style:name="co14" style:family="table-column">
      <style:table-column-properties fo:break-before="auto" style:column-width="10.85mm"/>
    </style:style>
    <style:style style:name="co15" style:family="table-column">
      <style:table-column-properties fo:break-before="auto" style:column-width="12.17mm"/>
    </style:style>
    <style:style style:name="co16" style:family="table-column">
      <style:table-column-properties fo:break-before="auto" style:column-width="12.96mm"/>
    </style:style>
    <style:style style:name="co17" style:family="table-column">
      <style:table-column-properties fo:break-before="auto" style:column-width="11.91mm"/>
    </style:style>
    <style:style style:name="co18" style:family="table-column">
      <style:table-column-properties fo:break-before="auto" style:column-width="27.78mm"/>
    </style:style>
    <style:style style:name="co19" style:family="table-column">
      <style:table-column-properties fo:break-before="auto" style:column-width="100.28mm"/>
    </style:style>
    <style:style style:name="co20" style:family="table-column">
      <style:table-column-properties fo:break-before="auto" style:column-width="40.75mm"/>
    </style:style>
    <style:style style:name="co21" style:family="table-column">
      <style:table-column-properties fo:break-before="auto" style:column-width="43.92mm"/>
    </style:style>
    <style:style style:name="co22" style:family="table-column">
      <style:table-column-properties fo:break-before="auto" style:column-width="22.67mm"/>
    </style:style>
    <style:style style:name="co23" style:family="table-column">
      <style:table-column-properties fo:break-before="auto" style:column-width="31.77mm"/>
    </style:style>
    <style:style style:name="co24" style:family="table-column">
      <style:table-column-properties fo:break-before="auto" style:column-width="38.28mm"/>
    </style:style>
    <style:style style:name="co25" style:family="table-column">
      <style:table-column-properties fo:break-before="auto" style:column-width="98.87mm"/>
    </style:style>
    <style:style style:name="co26" style:family="table-column">
      <style:table-column-properties fo:break-before="auto" style:column-width="92.96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14.2mm"/>
    </style:style>
    <style:style style:name="co29" style:family="table-column">
      <style:table-column-properties fo:break-before="auto" style:column-width="40.25mm"/>
    </style:style>
    <style:style style:name="co30" style:family="table-column">
      <style:table-column-properties fo:break-before="auto" style:column-width="31.38mm"/>
    </style:style>
    <style:style style:name="co31" style:family="table-column">
      <style:table-column-properties fo:break-before="auto" style:column-width="28.42mm"/>
    </style:style>
    <style:style style:name="co32" style:family="table-column">
      <style:table-column-properties fo:break-before="auto" style:column-width="78.92mm"/>
    </style:style>
    <style:style style:name="co33" style:family="table-column">
      <style:table-column-properties fo:break-before="auto" style:column-width="96.7mm"/>
    </style:style>
    <style:style style:name="co34" style:family="table-column">
      <style:table-column-properties fo:break-before="auto" style:column-width="7.02mm"/>
    </style:style>
    <style:style style:name="co35" style:family="table-column">
      <style:table-column-properties fo:break-before="auto" style:column-width="10.44mm"/>
    </style:style>
    <style:style style:name="co36" style:family="table-column">
      <style:table-column-properties fo:break-before="auto" style:column-width="14.43mm"/>
    </style:style>
    <style:style style:name="co37" style:family="table-column">
      <style:table-column-properties fo:break-before="auto" style:column-width="32.1mm"/>
    </style:style>
    <style:style style:name="co38" style:family="table-column">
      <style:table-column-properties fo:break-before="auto" style:column-width="29.83mm"/>
    </style:style>
    <style:style style:name="co39" style:family="table-column">
      <style:table-column-properties fo:break-before="auto" style:column-width="68.26mm"/>
    </style:style>
    <style:style style:name="co40" style:family="table-column">
      <style:table-column-properties fo:break-before="auto" style:column-width="109.47mm"/>
    </style:style>
    <style:style style:name="co41" style:family="table-column">
      <style:table-column-properties fo:break-before="auto" style:column-width="27.76mm"/>
    </style:style>
    <style:style style:name="co42" style:family="table-column">
      <style:table-column-properties fo:break-before="auto" style:column-width="21.06mm"/>
    </style:style>
    <style:style style:name="co43" style:family="table-column">
      <style:table-column-properties fo:break-before="auto" style:column-width="65.95mm"/>
    </style:style>
    <style:style style:name="co44" style:family="table-column">
      <style:table-column-properties fo:break-before="auto" style:column-width="57.15mm"/>
    </style:style>
    <style:style style:name="co45" style:family="table-column">
      <style:table-column-properties fo:break-before="auto" style:column-width="60.4mm"/>
    </style:style>
    <style:style style:name="co46" style:family="table-column">
      <style:table-column-properties fo:break-before="auto" style:column-width="29.62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5.1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Zbrane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100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Zbrane</text:p>
          </table:table-cell>
          <table:table-cell table:number-columns-repeated="12"/>
          <table:table-cell office:value-type="string" calcext:value-type="string">
            <text:p>Balicky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Zacatecni</text:p>
          </table:table-cell>
          <table:table-cell office:value-type="string" calcext:value-type="string">
            <text:p>(--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kladni</text:p>
          </table:table-cell>
          <table:table-cell table:number-columns-repeated="12"/>
          <table:table-cell office:value-type="string" calcext:value-type="string">
            <text:p>Obecny</text:p>
          </table:table-cell>
          <table:table-cell office:value-type="string" calcext:value-type="string">
            <text:p>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table:number-columns-repeated="3"/>
          <table:table-cell office:value-type="string" calcext:value-type="string">
            <text:p>Polovojensky</text:p>
          </table:table-cell>
          <table:table-cell office:value-type="string" calcext:value-type="string">
            <text:p>p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amen</text:p>
          </table:table-cell>
          <table:table-cell office:value-type="string" calcext:value-type="string">
            <text:p><text:s/>2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(--)</text:p>
          </table:table-cell>
          <table:table-cell table:number-columns-repeated="3"/>
          <table:table-cell office:value-type="string" calcext:value-type="string">
            <text:p>Vojensky</text:p>
          </table:table-cell>
          <table:table-cell office:value-type="string" calcext:value-type="string">
            <text:p>v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lacek</text:p>
          </table:table-cell>
          <table:table-cell office:value-type="string" calcext:value-type="string">
            <text:p>1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 najden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vnice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amopal</text:p>
          </table:table-cell>
          <table:table-cell office:value-type="string" calcext:value-type="string">
            <text:p>V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r. Brokovnice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cat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uto. Pistole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tocna puska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met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. Pila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yj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azuka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jm</text:p>
          </table:table-cell>
          <table:table-cell office:value-type="string" calcext:value-type="string">
            <text:p>v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formula="of:=SUM([.B13:.B35])" office:value-type="float" office:value="34" calcext:value-type="float">
            <text:p>34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ybaveni" table:style-name="ta1">
        <table:table-column table:style-name="co1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efekt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x za misi|+1_Z/S|mimo misi|+1 jidlo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 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x za misi|+2_Z/S|mimo misi|+1 jidlo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4x za misi|Pri pruzkumu|+1_P a_-1_S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ktoviz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x za misi|+1_P/S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Opas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osnost +1_vec|Nepocita se do limitu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Bato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stava nesmi mit T|Nosnost +2_veci|Nepocita se do limitu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kar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x za misi|+2_Zivoty nebo Resuscitac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stroj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Jedna oprava zdarma ci skrap_+1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ren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mo misi|+1_Jidlo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ikryvk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mo misi|+1_Leceni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lekoh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ed misi|odhali jedno X|a 1x za misi|Odhali nepritele A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mp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o misi|+1_k_zaverecnym bodum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x na Munic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nese dalsi 2_zasobniky pro jednu ze_zbrani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formula="of:=SUM([.C4:.C21])" office:value-type="float" office:value="39" calcext:value-type="float">
            <text:p>39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zidla" table:style-name="ta1"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Uveze</text:p>
          </table:table-cell>
          <table:table-cell office:value-type="string" calcext:value-type="string">
            <text:p>Uzdravi</text:p>
          </table:table-cell>
          <table:table-cell office:value-type="string" calcext:value-type="string">
            <text:p>Sezere</text:p>
          </table:table-cell>
          <table:table-cell office:value-type="string" calcext:value-type="string">
            <text:p>Scra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zik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m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3j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voz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5j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m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m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bus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m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umvee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m</text:p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formula="of:=SUM([.C4:.C17])" office:value-type="float" office:value="20" calcext:value-type="float">
            <text:p>20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broj" table:style-name="ta1">
        <table:table-column table:style-name="co1" table:number-columns-repeated="2" table:default-cell-style-name="ce1"/>
        <table:table-column table:style-name="co12" table:default-cell-style-name="ce1"/>
        <table:table-column table:style-name="co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5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Zivotu</text:p>
          </table:table-cell>
          <table:table-cell office:value-type="string" calcext:value-type="string">
            <text:p>Unes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acovni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licejni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ktick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cialni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e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koly" table:style-name="ta1">
        <table:table-column table:style-name="co1" table:number-columns-repeated="4" table:default-cell-style-name="ce1"/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column table:style-name="co1" table:number-columns-repeated="1017" table:default-cell-style-name="ce1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Popis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dchod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Posbirat mise celkem za_X.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ourka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Posbirat jidlo navic. Celkem_X.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nformace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Karta informatora do balicku pruzkumu.|Najit ji_X_krat.</text:p>
          </table:table-cell>
          <table:table-cell table:number-columns-repeated="1017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ampan" table:style-name="ta1">
        <table:table-column table:style-name="co1" table:number-columns-repeated="3" table:default-cell-style-name="ce1"/>
        <table:table-column table:style-name="co20" table:default-cell-style-name="ce1"/>
        <table:table-column table:style-name="co21" table:number-columns-repeated="5" table:default-cell-style-name="ce1"/>
        <table:table-column table:style-name="co1" table:number-columns-repeated="101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Cast1</text:p>
          </table:table-cell>
          <table:table-cell office:value-type="string" calcext:value-type="string">
            <text:p>Cast2</text:p>
          </table:table-cell>
          <table:table-cell office:value-type="string" calcext:value-type="string">
            <text:p>Cast3</text:p>
          </table:table-cell>
          <table:table-cell office:value-type="string" calcext:value-type="string">
            <text:p>Cast4</text:p>
          </table:table-cell>
          <table:table-cell office:value-type="string" calcext:value-type="string">
            <text:p>Cast5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omsta bossovi</text:p>
          </table:table-cell>
          <table:table-cell office:value-type="string" calcext:value-type="string">
            <text:p>Mesto_U|Odchod_20</text:p>
          </table:table-cell>
          <table:table-cell office:value-type="string" calcext:value-type="string">
            <text:p>Krajina_U|Boure_24</text:p>
          </table:table-cell>
          <table:table-cell office:value-type="string" calcext:value-type="string">
            <text:p>Venkov_U|Informace_10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abor_M|Boss</text:p>
          </table:table-cell>
          <table:table-cell table:number-columns-repeated="1015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nusy" table:style-name="ta2" table:print="false">
        <table:table-column table:style-name="co22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4" table:number-rows-repeated="2">
          <table:table-cell table:number-columns-repeated="7"/>
        </table:table-row>
        <table:table-row table:style-name="ro5"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Divka a psy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3 odvahy vam zachranena da 3j</text:p>
          </table:table-cell>
          <table:table-cell office:value-type="string" calcext:value-type="string">
            <text:p>Divka je zahnana do kouta. Pomuzete ji?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Municni expert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2j vam vyrobi az 5ks munice</text:p>
          </table:table-cell>
          <table:table-cell office:value-type="string" calcext:value-type="string">
            <text:p>Vsimli jste si maleho domku s rozsvicenym oknem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repper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ymeni vam az 5m za 5j</text:p>
          </table:table-cell>
          <table:table-cell office:value-type="string" calcext:value-type="string">
            <text:p>Psst. Ozvalo se z poza rohu. Co takhle nejaky kseftik!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ord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platte munici na 4 utoky a najdete 3j a 3m</text:p>
          </table:table-cell>
          <table:table-cell office:value-type="string" calcext:value-type="string">
            <text:p>Nad cim se ta banda tak sbiha? Kdyz se jich zbavite dozvite se to.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Zkusena zalesac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2j vam prida dalsi kartu znalosti</text:p>
          </table:table-cell>
          <table:table-cell office:value-type="string" calcext:value-type="string">
            <text:p>Pomohla vam kousek cesty. Chcete aby se s vami podelila o sve znalosti?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Opustene skladist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ete si predmet navic k vasemu vyberu</text:p>
          </table:table-cell>
          <table:table-cell office:value-type="string" calcext:value-type="string">
            <text:p>Mate jeste cas? Tamhle je asi neco zajimaveho.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olicejni dodav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ete si zbran navic k vyberu predmetu</text:p>
          </table:table-cell>
          <table:table-cell office:value-type="string" calcext:value-type="string">
            <text:p>Asi nekam jeli kdyz je to dohnalo.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Stanice prvni pomoc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te vylecit az 3 zraneni ci 1 nakazu ci zraneni</text:p>
          </table:table-cell>
          <table:table-cell office:value-type="string" calcext:value-type="string">
            <text:p>Opustena ale asi v ni budou nejake zasoby.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rekvapeni v zakou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1 odvahu naleznete 1j nebo 1m</text:p>
          </table:table-cell>
          <table:table-cell office:value-type="string" calcext:value-type="string">
            <text:p>Trocha pruzkumu na zaver.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Krame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2 odvahy vam prida 1v</text:p>
          </table:table-cell>
          <table:table-cell office:value-type="string" calcext:value-type="string">
            <text:p>Kratka odbocka do taaaamhletech dveri.</text:p>
          </table:table-cell>
        </table:table-row>
      </table:table>
      <table:table table:name="Prostredi" table:style-name="ta2" table:print="false">
        <table:table-column table:style-name="co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4" table:number-rows-repeated="2">
          <table:table-cell table:number-columns-repeated="7"/>
        </table:table-row>
        <table:table-row table:style-name="ro5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ext</text:p>
          </table:table-cell>
        </table:table-row>
        <table:table-row table:style-name="ro5">
          <table:table-cell/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Obytn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Za misi +2j pokud jste alespon jednou prohledavali</text:p>
          </table:table-cell>
          <table:table-cell office:value-type="string" calcext:value-type="string">
            <text:p>Zahrady a domy kde byval zivot</text:p>
          </table:table-cell>
        </table:table-row>
        <table:table-row table:style-name="ro6">
          <table:table-cell/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Obchodni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ve stinu je celkove o 1 snazsi</text:p>
          </table:table-cell>
          <table:table-cell office:value-type="string" calcext:value-type="string">
            <text:p>Prosklene budovy a krasne vybydlene kancelare</text:p>
          </table:table-cell>
        </table:table-row>
        <table:table-row table:style-name="ro6">
          <table:table-cell/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Prumyslov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zdy pruzkum je +1 vec</text:p>
          </table:table-cell>
          <table:table-cell office:value-type="string" calcext:value-type="string">
            <text:p>Sklady a sklady. Jak tady mohl nekdo zit?</text:p>
          </table:table-cell>
        </table:table-row>
        <table:table-row table:style-name="ro6">
          <table:table-cell/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Historick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na zemi je o 1 tezsi</text:p>
          </table:table-cell>
          <table:table-cell office:value-type="string" calcext:value-type="string">
            <text:p>Krivolake ulicky a necekana zakouti</text:p>
          </table:table-cell>
        </table:table-row>
        <table:table-row table:style-name="ro6">
          <table:table-cell/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Slumov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ve vyduchu je o 1 tezsi</text:p>
          </table:table-cell>
          <table:table-cell office:value-type="string" calcext:value-type="string">
            <text:p>Uzke pruchody podchody a nadchody</text:p>
          </table:table-cell>
        </table:table-row>
        <table:table-row table:style-name="ro6">
          <table:table-cell/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Zabavni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ve vyduchu je o 1 snazsi</text:p>
          </table:table-cell>
          <table:table-cell office:value-type="string" calcext:value-type="string">
            <text:p>Volna prostranstvi kde dobre uvidite</text:p>
          </table:table-cell>
        </table:table-row>
        <table:table-row table:style-name="ro6">
          <table:table-cell/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Ctvrt nemocnic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Na konci mise muzete za 1j lecit nakazu ci zraneni</text:p>
          </table:table-cell>
          <table:table-cell office:value-type="string" calcext:value-type="string">
            <text:p>Komplex budov ktery kdysi slouzil nemocnici</text:p>
          </table:table-cell>
        </table:table-row>
        <table:table-row table:style-name="ro6">
          <table:table-cell/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Olympijsk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zdy hrac ma +1 odvahu</text:p>
          </table:table-cell>
          <table:table-cell office:value-type="string" calcext:value-type="string">
            <text:p>Slouzilo to tu asi jako sin slavy sportovcu</text:p>
          </table:table-cell>
        </table:table-row>
      </table:table>
      <table:table table:name="Udalosti" table:style-name="ta2">
        <table:table-column table:style-name="co2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7">
          <table:table-cell table:number-columns-repeated="8"/>
        </table:table-row>
        <table:table-row table:style-name="ro7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ext</text:p>
          </table:table-cell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edouci hrac je zranen. -1 sila a odvaha</text:p>
          </table:table-cell>
          <table:table-cell office:value-type="string" calcext:value-type="string">
            <text:p>Tak to byl vazne pech. Ted to boli a omezuje te to.</text:p>
          </table:table-cell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y i nepritel V a Z mate boj -1 (min 1)</text:p>
          </table:table-cell>
          <table:table-cell office:value-type="string" calcext:value-type="string">
            <text:p>Kdo by nemiloval prachove smrste? Vy ne a nastesti nepratele take ne.</text:p>
          </table:table-cell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Kazdy hrac muze dat boj -1 a ulovit 1j</text:p>
          </table:table-cell>
          <table:table-cell office:value-type="string" calcext:value-type="string">
            <text:p>Hele stado podejte mi pusku! A strilet do nepratel bude kdo?</text:p>
          </table:table-cell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atele V a Z bojuji dohromady</text:p>
          </table:table-cell>
          <table:table-cell office:value-type="string" calcext:value-type="string">
            <text:p>Z tohohle okna to mate jako na dlani.</text:p>
          </table:table-cell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y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o pristi lokaci odhalte nepratele V a Z</text:p>
          </table:table-cell>
          <table:table-cell office:value-type="string" calcext:value-type="string">
            <text:p>Kdyz nekdo vyleze tamhle nahoru a poradne se rozhlidne.</text:p>
          </table:table-cell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sti lokaci si vyberte ze 2 karet</text:p>
          </table:table-cell>
          <table:table-cell office:value-type="string" calcext:value-type="string">
            <text:p>Hele rozcestnik a s mapou. Jsou tu v okoli nejake cukrarny?</text:p>
          </table:table-cell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kdo ma Z zaroven ma 1v</text:p>
          </table:table-cell>
          <table:table-cell office:value-type="string" calcext:value-type="string">
            <text:p>Tamhle na vas nekdo mava. To vypada na sanci na smelinu.</text:p>
          </table:table-cell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Cernou. Jinak hraci P a S maji -1 zivot</text:p>
          </table:table-cell>
          <table:table-cell office:value-type="string" calcext:value-type="string">
            <text:p>V tomhle Tady je citit plyn. Mimo otevrene prostranstvi to asi bude nebezpecne.</text:p>
          </table:table-cell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itel Z a S bojuji dohromady</text:p>
          </table:table-cell>
          <table:table-cell office:value-type="string" calcext:value-type="string">
            <text:p>Tady se jim to nejak libi. Vsichni jsou nalezli vevnitr!</text:p>
          </table:table-cell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eznadej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lze delat frajeriny</text:p>
          </table:table-cell>
          <table:table-cell office:value-type="string" calcext:value-type="string">
            <text:p>Jdou zepredu, jdou i zezadu! To je ztracene – utikejte.</text:p>
          </table:table-cell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ztek mistni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itel S ma boj +1</text:p>
          </table:table-cell>
          <table:table-cell office:value-type="string" calcext:value-type="string">
            <text:p>Tady je cedule vsem vstup zakazan. Co tim asi myslej?</text:p>
          </table:table-cell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Una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edouci hrac -1 odvaha</text:p>
          </table:table-cell>
          <table:table-cell office:value-type="string" calcext:value-type="string">
            <text:p>Sednout si a odpocinout. Aspon na chvili. Prosiiim!</text:p>
          </table:table-cell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kazene jidl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Ihned -1j</text:p>
          </table:table-cell>
          <table:table-cell office:value-type="string" calcext:value-type="string">
            <text:p>Tohle ste brat nemeli. Nebo si aspon zkontrolovat v jakem stavu to je.</text:p>
          </table:table-cell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Kralovstvi rz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Ihned -1m</text:p>
          </table:table-cell>
          <table:table-cell office:value-type="string" calcext:value-type="string">
            <text:p>Skoda ze az vecer zjistite jak prisernou kvalitu tohle melo.</text:p>
          </table:table-cell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o boj Z maji hraci -1 (min 1)</text:p>
          </table:table-cell>
          <table:table-cell office:value-type="string" calcext:value-type="string">
            <text:p>Louze a hnusnej slejvak. To je nejaky postapo nebo co?</text:p>
          </table:table-cell>
        </table:table-row>
      </table:table>
      <table:table table:name="Koncept" table:style-name="ta2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6" table:number-rows-repeated="4">
          <table:table-cell table:number-columns-repeated="6"/>
        </table:table-row>
        <table:table-row table:style-name="ro6">
          <table:table-cell table:number-columns-repeated="2"/>
          <table:table-cell office:value-type="string" calcext:value-type="string">
            <text:p>Chybi dovednosti a mechanizmy na boj s otravou a zranenim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Chybi osobni cile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Zvyknuti si na zbran</text:p>
          </table:table-cell>
          <table:table-cell table:number-columns-repeated="3"/>
        </table:table-row>
        <table:table-row table:style-name="ro6" table:number-rows-repeated="1048568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.00.0000</text:date>, <text:time style:data-style-name="N2" text:time-value="19:20:20.558573489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$Build-2</meta:generator>
    <meta:initial-creator>Marcela</meta:initial-creator>
    <meta:creation-date>2020-02-08T14:25:33Z</meta:creation-date>
    <dc:date>2020-03-23T19:21:38.378041055</dc:date>
    <meta:editing-duration>PT6H46M34S</meta:editing-duration>
    <meta:editing-cycles>47</meta:editing-cycles>
    <meta:document-statistic meta:table-count="11" meta:cell-count="748" meta:object-count="0"/>
  </office:meta>
</office:document-meta>
</file>